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4-03</text:p>
      <text:p text:style-name="P1">Deltagere fremmødt: Ingen.<text:line-break/>Digitalt fremmødt: René, Nicolaj, Michael, Sam, Cong, Søren, Yusuf<text:line-break/>Ikke fremmødt: Ingen.</text:p>
      <text:p text:style-name="P1">Dette møde er foregået på Skype, hvor alle har deltaget. For at komme igennem dette skal product owner vælge ting ud, der har high risk. </text:p>
      <text:p text:style-name="P1">Nicolaj har oprettet et Google doc (oprindeligt SCRUM-masters opgave), så det er der, vi tager udgangspunkt til næste sprintplanning.</text:p>
      <text:p text:style-name="P1"><text:a xlink:type="simple" xlink:href="https://docs.google.com/document/d/1Tpz-4p1nYqtbPJnBXviT8-7HHEFWUwZBsMQw-3SgSNw/edit?pli=1">https://docs.google.com/document/d/1Tpz-4p1nYqtbPJnBXviT8-7HHEFWUwZBsMQw-3SgSNw/edit?pli=1</text:a> </text:p>
      <text:p text:style-name="P1">Hele næste sprint og dets use cases m.m. er lagt i et andet dokument, samt er det kommet ind på SCRUMWise. </text:p>
      <text:p text:style-name="P1">Folk kan så derefter hoppe på forskellige opgaver.</text:p>
      <text:p text:style-name="P1">Næste møde planlægges til efter feri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4-03T10:34:58.67</dc:date>
    <meta:editing-cycles>4</meta:editing-cycles>
    <meta:editing-duration>PT3M16S</meta:editing-duration>
    <meta:document-statistic meta:table-count="0" meta:image-count="0" meta:object-count="0" meta:page-count="1" meta:paragraph-count="8" meta:word-count="97" meta:character-count="687" meta:non-whitespace-character-count="594"/>
    <meta:template xlink:type="simple" xlink:actuate="onRequest" xlink:title="" xlink:href="Normal"/>
  </office:meta>
</office:document-meta>
</file>